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113.61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91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Birth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eath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alk to Fami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eral Cen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Cen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i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Dra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Service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Pen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ig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 Directo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Ro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s and Prob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Cou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y/Local Histo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pap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boo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shed Family Histo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line Family Tre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70% of all Military Service Records were destroy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3:02:06.430871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05:06.918247908</meta:creation-date>
    <dc:date>2017-03-11T13:03:31.769126466</dc:date>
    <meta:editing-duration>PT13M43S</meta:editing-duration>
    <meta:editing-cycles>6</meta:editing-cycles>
    <meta:generator>LibreOffice/5.1.6.2$Linux_X86_64 LibreOffice_project/10m0$Build-2</meta:generator>
    <meta:document-statistic meta:table-count="1" meta:cell-count="28" meta:object-count="0"/>
  </office:meta>
</office:document-meta>
</file>